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0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l-4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2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l-90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8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l-19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0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-42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6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9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l-106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28">00/00/0000</text:date></text:span><text:span text:style-name="MT1">, </text:span><text:span text:style-name="MT1"><text:time style:data-style-name="N2" text:time-value="09:58:25.60467075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6-28T10:12:37.314996004</dc:date>
    <meta:generator>LibreOffice/6.4.7.2$Linux_X86_64 LibreOffice_project/40$Build-2</meta:generator>
    <meta:editing-duration>P5DT29M8S</meta:editing-duration>
    <meta:editing-cycles>421</meta:editing-cycles>
    <meta:document-statistic meta:table-count="4" meta:cell-count="18250" meta:object-count="0"/>
    <meta:user-defined meta:name="AppVersion">16.0300</meta:user-defined>
  </office:meta>
</office:document-meta>
</file>